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54">
            <text:p>WK-754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2680.0">
            <text:p>268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7">
            <text:p>WK-767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7660.0">
            <text:p>7660.0</text:p>
          </table:table-cell>
          <table:table-cell office:value-type="float" office:value="156.0">
            <text:p>156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74">
            <text:p>-0.74</text:p>
          </table:table-cell>
          <table:table-cell office:value-type="float" office:value="0.5514526271584895">
            <text:p>0.5514526271584895</text:p>
          </table:table-cell>
          <table:table-cell office:value-type="float" office:value="0.5514526271584895">
            <text:p>0.5514526271584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CS-526">
            <text:p>CS-526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4130.0">
            <text:p>4130.0</text:p>
          </table:table-cell>
          <table:table-cell office:value-type="float" office:value="77.0">
            <text:p>7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6">
            <text:p>WK-766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6160.0">
            <text:p>6160.0</text:p>
          </table:table-cell>
          <table:table-cell office:value-type="float" office:value="77.0">
            <text:p>77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552268050859363">
            <text:p>0.552268050859363</text:p>
          </table:table-cell>
          <table:table-cell office:value-type="float" office:value="0.552268050859363">
            <text:p>0.55226805085936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5">
            <text:p>WK-765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4480.0">
            <text:p>4480.0</text:p>
          </table:table-cell>
          <table:table-cell office:value-type="float" office:value="110.0">
            <text:p>11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552268050859363">
            <text:p>0.552268050859363</text:p>
          </table:table-cell>
          <table:table-cell office:value-type="float" office:value="0.552268050859363">
            <text:p>0.55226805085936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618">
            <text:p>WK-618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2830.0">
            <text:p>2830.0</text:p>
          </table:table-cell>
          <table:table-cell office:value-type="float" office:value="104.0">
            <text:p>104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63">
            <text:p>-1.63</text:p>
          </table:table-cell>
          <table:table-cell office:value-type="float" office:value="0.13453624047073712">
            <text:p>0.13453624047073712</text:p>
          </table:table-cell>
          <table:table-cell office:value-type="float" office:value="0.13453624047073712">
            <text:p>0.13453624047073712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3">
            <text:p>WK-763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2940.0">
            <text:p>2940.0</text:p>
          </table:table-cell>
          <table:table-cell office:value-type="float" office:value="72.0">
            <text:p>72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4">
            <text:p>WK-764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6380.0">
            <text:p>6380.0</text:p>
          </table:table-cell>
          <table:table-cell office:value-type="float" office:value="88.0">
            <text:p>88.0</text:p>
          </table:table-cell>
          <table:table-cell office:value-type="string" office:value="Katelysia, Ostrea">
            <text:p>Katelysia, Ostr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15">
            <text:p>-0.1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59">
            <text:p>WK-759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5180.0">
            <text:p>5180.0</text:p>
          </table:table-cell>
          <table:table-cell office:value-type="float" office:value="83.0">
            <text:p>83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985">
            <text:p>-1.98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0">
            <text:p>WK-760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5050.0">
            <text:p>5050.0</text:p>
          </table:table-cell>
          <table:table-cell office:value-type="float" office:value="77.0">
            <text:p>77.0</text:p>
          </table:table-cell>
          <table:table-cell office:value-type="string" office:value="Ostrea angasi">
            <text:p>Ostrea angasi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5508175741568165">
            <text:p>0.5508175741568165</text:p>
          </table:table-cell>
          <table:table-cell office:value-type="float" office:value="0.5508175741568165">
            <text:p>0.550817574156816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1">
            <text:p>WK-761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6590.0">
            <text:p>6590.0</text:p>
          </table:table-cell>
          <table:table-cell office:value-type="float" office:value="77.0">
            <text:p>77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7">
            <text:p>0.47</text:p>
          </table:table-cell>
          <table:table-cell office:value-type="float" office:value="0.5508175741568165">
            <text:p>0.5508175741568165</text:p>
          </table:table-cell>
          <table:table-cell office:value-type="float" office:value="0.5508175741568165">
            <text:p>0.550817574156816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62">
            <text:p>WK-762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3520.0">
            <text:p>3520.0</text:p>
          </table:table-cell>
          <table:table-cell office:value-type="float" office:value="77.0">
            <text:p>77.0</text:p>
          </table:table-cell>
          <table:table-cell office:value-type="string" office:value="Katelysia, Anapella">
            <text:p>Katelysia, Anapell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56">
            <text:p>WK-756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3950.0">
            <text:p>3950.0</text:p>
          </table:table-cell>
          <table:table-cell office:value-type="float" office:value="77.0">
            <text:p>77.0</text:p>
          </table:table-cell>
          <table:table-cell office:value-type="string" office:value="Katelysia scalarina">
            <text:p>Katelysia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05">
            <text:p>0.0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57">
            <text:p>WK-757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4320.0">
            <text:p>4320.0</text:p>
          </table:table-cell>
          <table:table-cell office:value-type="float" office:value="83.0">
            <text:p>83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335">
            <text:p>-0.335</text:p>
          </table:table-cell>
          <table:table-cell office:value-type="float" office:value="0.11412712210513329">
            <text:p>0.11412712210513329</text:p>
          </table:table-cell>
          <table:table-cell office:value-type="float" office:value="0.11412712210513329">
            <text:p>0.11412712210513329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Franklin_Harbour">
            <text:p>Franklin_Harbour</text:p>
          </table:table-cell>
          <table:table-cell office:value-type="string" office:value="radiocarbon">
            <text:p>radiocarbon</text:p>
          </table:table-cell>
          <table:table-cell office:value-type="string" office:value="WK-758">
            <text:p>WK-758</text:p>
          </table:table-cell>
          <table:table-cell office:value-type="float" office:value="-33.71">
            <text:p>-33.71</text:p>
          </table:table-cell>
          <table:table-cell office:value-type="float" office:value="136.93">
            <text:p>136.93</text:p>
          </table:table-cell>
          <table:table-cell office:value-type="float" office:value="4390.0">
            <text:p>4390.0</text:p>
          </table:table-cell>
          <table:table-cell office:value-type="float" office:value="77.0">
            <text:p>77.0</text:p>
          </table:table-cell>
          <table:table-cell office:value-type="string" office:value="Mixed bivalves">
            <text:p>Mixed bivalv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135">
            <text:p>-1.135</text:p>
          </table:table-cell>
          <table:table-cell office:value-type="float" office:value="0.10965856099730655">
            <text:p>0.10965856099730655</text:p>
          </table:table-cell>
          <table:table-cell office:value-type="float" office:value="0.10965856099730655">
            <text:p>0.10965856099730655</text:p>
          </table:table-cell>
          <table:table-cell office:value-type="string" office:value="BelperioEtal2002,LewisEtal2013">
            <text:p>BelperioEtal2002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